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Medium1" svg:font-family="RobotoMedium"/>
    <style:font-face style:name="Robotoular1" svg:font-family="Robotoular"/>
    <style:font-face style:name="RobotoMedium" svg:font-family="RobotoMedium" style:font-pitch="variable"/>
    <style:font-face style:name="Robotoular" svg:font-family="Robotoular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7af26"/>
    </style:style>
    <style:style style:name="gr2" style:family="graphic" style:parent-style-name="standard">
      <style:graphic-properties draw:stroke="none" draw:fill="solid" draw:fill-color="#f7f7f6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d2d2d2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828282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5.756cm" fo:min-width="1.975cm" fo:padding-top="0cm" fo:padding-bottom="0cm" fo:padding-left="0cm" fo:padding-right="0cm"/>
    </style:style>
    <style:style style:name="P1" style:family="paragraph">
      <loext:graphic-properties draw:fill="solid" draw:fill-color="#f7af26"/>
    </style:style>
    <style:style style:name="P2" style:family="paragraph">
      <loext:graphic-properties draw:fill="solid" draw:fill-color="#f7f7f6"/>
    </style:style>
    <style:style style:name="P3" style:family="paragraph">
      <loext:graphic-properties draw:fill="solid" draw:fill-color="#fffff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0.5pt" style:font-size-asian="10.5pt" style:font-size-complex="10.5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solid" draw:fill-color="#d2d2d2"/>
    </style:style>
    <style:style style:name="P8" style:family="paragraph">
      <loext:graphic-properties draw:fill="none"/>
      <style:text-properties fo:font-size="20pt" style:font-size-asian="20pt" style:font-size-complex="20pt"/>
    </style:style>
    <style:style style:name="P9" style:family="paragraph">
      <loext:graphic-properties draw:fill="none"/>
      <style:text-properties fo:font-size="14pt" style:font-size-asian="14pt" style:font-size-complex="14pt"/>
    </style:style>
    <style:style style:name="P10" style:family="paragraph">
      <loext:graphic-properties draw:fill="solid" draw:fill-color="#828282"/>
    </style:style>
    <style:style style:name="P11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T1" style:family="text">
      <style:text-properties fo:color="#6b6b6b" style:font-name="RobotoMedium1" fo:font-size="10.5pt" style:font-size-asian="10.5pt" style:font-name-complex="RobotoMedium1" style:font-size-complex="10.5pt"/>
    </style:style>
    <style:style style:name="T2" style:family="text">
      <style:text-properties fo:color="#000000" style:font-name="Robotoular1" fo:font-size="10pt" style:font-size-asian="10pt" style:font-name-complex="Robotoular1" style:font-size-complex="10pt"/>
    </style:style>
    <style:style style:name="T3" style:family="text">
      <style:text-properties fo:color="#000000" style:font-name="RobotoMedium1" fo:font-size="10pt" style:font-size-asian="10pt" style:font-name-complex="RobotoMedium1" style:font-size-complex="10pt"/>
    </style:style>
    <style:style style:name="T4" style:family="text">
      <style:text-properties fo:color="#000000" style:font-name="RobotoMedium1" fo:font-size="20pt" style:font-size-asian="20pt" style:font-name-complex="RobotoMedium1" style:font-size-complex="20pt"/>
    </style:style>
    <style:style style:name="T5" style:family="text">
      <style:text-properties fo:color="#000000" style:font-name="RobotoMedium1" fo:font-size="14pt" style:font-size-asian="14pt" style:font-name-complex="RobotoMedium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758cm" svg:height="2.943cm" svg:x="7.712cm" svg:y="0.529cm" svg:viewBox="0 0 12759 2944" draw:points="0,0 12759,0 12759,2944 0,2944">
          <text:p/>
        </draw:polygon>
        <draw:path draw:style-name="gr2" draw:text-style-name="P2" draw:layer="layout" svg:width="4.021cm" svg:height="4.021cm" svg:x="2.046cm" svg:y="1.411cm" svg:viewBox="0 0 4022 4022" svg:d="M0 0v4022h4022v-4022zM2010 3955c-1073 0-1943-870-1943-1944 0-1073 870-1944 1943-1944 1074 0 1944 871 1944 1944 0 1074-870 1944-1944 1944z">
          <text:p/>
        </draw:path>
        <draw:path draw:style-name="gr1" draw:text-style-name="P1" draw:layer="layout" svg:width="0.529cm" svg:height="0.529cm" svg:x="1.164cm" svg:y="7.277cm" svg:viewBox="0 0 530 530" svg:d="M530 264c0 95-51 183-132 230-82 47-183 47-266 0-82-47-132-135-132-230 0-94 50-182 132-229 83-47 184-47 266 0 81 47 132 135 132 229z">
          <text:p/>
        </draw:path>
        <draw:path draw:style-name="gr3" draw:text-style-name="P3" draw:layer="layout" svg:width="0.282cm" svg:height="0.121cm" svg:x="1.287cm" svg:y="7.419cm" svg:viewBox="0 0 283 122" svg:d="M247 0h-212c-9 0-18 3-25 10-6 7-10 17-10 26v7l141 79 142-77v-9c0-9-3-19-10-26s-17-10-26-10z">
          <text:p/>
        </draw:path>
        <draw:path draw:style-name="gr3" draw:text-style-name="P3" draw:layer="layout" svg:width="0.282cm" svg:height="0.165cm" svg:x="1.287cm" svg:y="7.501cm" svg:viewBox="0 0 283 166" svg:d="M132 75l-132-75v130c0 10 4 19 10 25 7 7 16 11 25 11h212c9 0 19-4 26-11 7-6 10-15 10-25v-130l-133 75c-6 2-12 2-18 0z">
          <text:p/>
        </draw:path>
        <draw:frame draw:style-name="gr4" draw:text-style-name="P5" draw:layer="layout" svg:width="3.537cm" svg:height="0.412cm" svg:x="1.164cm" svg:y="6.681cm">
          <draw:text-box>
            <text:p text:style-name="P4"><text:span text:style-name="T1">KONTAKTNÉ ÚDAJE</text:span></text:p>
          </draw:text-box>
        </draw:frame>
        <draw:path draw:style-name="gr1" draw:text-style-name="P1" draw:layer="layout" svg:width="0.529cm" svg:height="0.529cm" svg:x="1.164cm" svg:y="7.973cm" svg:viewBox="0 0 530 530" svg:d="M530 266c0 94-51 182-132 229-82 47-183 47-266 0-82-47-132-135-132-229 0-96 50-183 132-230 83-48 184-48 266 0 81 47 132 134 132 230z">
          <text:p/>
        </draw:path>
        <draw:path draw:style-name="gr3" draw:text-style-name="P3" draw:layer="layout" svg:width="0.282cm" svg:height="0.283cm" svg:x="1.287cm" svg:y="8.097cm" svg:viewBox="0 0 283 284" svg:d="M267 184l-56-25c-6-2-12-3-18-1-5 1-11 5-14 9l-17 21c-27-17-50-40-67-67l21-17c4-4 8-9 9-15 1-5 1-11-2-17l-24-55c-3-6-7-11-13-14s-12-3-19-2l-46 13c-7 1-13 5-16 11-4 5-6 12-5 19 9 60 37 116 80 159 43 44 99 72 159 81 2 0 3 0 4 0 6 0 12-2 17-6 4-4 9-9 10-15l12-47c2-7 1-13-1-19-3-6-8-10-14-13z">
          <text:p/>
        </draw:path>
        <draw:path draw:style-name="gr1" draw:text-style-name="P1" draw:layer="layout" svg:width="0.529cm" svg:height="0.529cm" svg:x="1.164cm" svg:y="8.669cm" svg:viewBox="0 0 530 530" svg:d="M530 265c0 95-51 182-132 229-82 48-183 48-266 0-82-47-132-134-132-229 0-94 50-182 132-230 83-47 184-47 266 0 81 48 132 136 132 230z">
          <text:p/>
        </draw:path>
        <draw:path draw:style-name="gr3" draw:text-style-name="P3" draw:layer="layout" svg:width="0.245cm" svg:height="0.283cm" svg:x="1.306cm" svg:y="8.792cm" svg:viewBox="0 0 246 284" svg:d="M124 0c-33 0-64 13-88 36s-37 56-36 88c-1 34 12 66 37 89 1 1 73 65 75 67 3 2 7 4 11 4s8-2 12-4c1-2 74-66 74-67 24-23 37-55 37-89 1-32-12-65-35-88-23-24-54-36-87-36zM124 160c-11 0-22-6-28-15-7-9-9-21-5-31 3-11 11-20 22-24s23-2 32 6c9 7 14 17 14 28 0 10-3 19-10 25-7 7-16 11-25 11z">
          <text:p/>
        </draw:path>
        <draw:frame draw:style-name="gr5" draw:text-style-name="P6" draw:layer="layout" svg:width="0.352cm" svg:height="0.412cm" svg:x="2.011cm" svg:y="8.044cm">
          <draw:text-box>
            <text:p text:style-name="P4"><text:span text:style-name="T2">+</text:span></text:p>
          </draw:text-box>
        </draw:frame>
        <draw:frame draw:style-name="gr4" draw:text-style-name="P5" draw:layer="layout" svg:width="1.801cm" svg:height="0.412cm" svg:x="1.164cm" svg:y="11.052cm">
          <draw:text-box>
            <text:p text:style-name="P4"><text:span text:style-name="T1">ZNALOSTI</text:span></text:p>
          </draw:text-box>
        </draw:frame>
        <draw:frame draw:style-name="gr5" draw:text-style-name="P6" draw:layer="layout" svg:width="2.288cm" svg:height="0.39cm" svg:x="1.164cm" svg:y="11.662cm">
          <draw:text-box>
            <text:p text:style-name="P4"><text:span text:style-name="T3">Microsoft Word</text:span></text:p>
          </draw:text-box>
        </draw:frame>
        <draw:frame draw:style-name="gr5" draw:text-style-name="P6" draw:layer="layout" svg:width="1.484cm" svg:height="0.39cm" svg:x="1.164cm" svg:y="12.216cm">
          <draw:text-box>
            <text:p text:style-name="P4"><text:span text:style-name="T3">Microsoft </text:span></text:p>
          </draw:text-box>
        </draw:frame>
        <draw:frame draw:style-name="gr5" draw:text-style-name="P6" draw:layer="layout" svg:width="0.352cm" svg:height="0.39cm" svg:x="1.164cm" svg:y="12.771cm">
          <draw:text-box>
            <text:p text:style-name="P4"><text:span text:style-name="T3"><text:s/></text:span></text:p>
          </draw:text-box>
        </draw:frame>
        <draw:frame draw:style-name="gr5" draw:text-style-name="P6" draw:layer="layout" svg:width="0.352cm" svg:height="0.39cm" svg:x="1.164cm" svg:y="13.325cm">
          <draw:text-box>
            <text:p text:style-name="P4"><text:span text:style-name="T3"><text:s/></text:span></text:p>
          </draw:text-box>
        </draw:frame>
        <draw:frame draw:style-name="gr5" draw:text-style-name="P6" draw:layer="layout" svg:width="4.159cm" svg:height="0.39cm" svg:x="1.164cm" svg:y="13.88cm">
          <draw:text-box>
            <text:p text:style-name="P4"><text:span text:style-name="T3">Hospodárska korešpondencia</text:span></text:p>
          </draw:text-box>
        </draw:frame>
        <draw:frame draw:style-name="gr5" draw:text-style-name="P6" draw:layer="layout" svg:width="1.103cm" svg:height="0.39cm" svg:x="1.164cm" svg:y="14.434cm">
          <draw:text-box>
            <text:p text:style-name="P4"><text:span text:style-name="T3">Internet</text:span></text:p>
          </draw:text-box>
        </draw:frame>
        <draw:frame draw:style-name="gr4" draw:text-style-name="P5" draw:layer="layout" svg:width="1.437cm" svg:height="0.412cm" svg:x="1.164cm" svg:y="15.519cm">
          <draw:text-box>
            <text:p text:style-name="P4"><text:span text:style-name="T1">JAZYKY</text:span></text:p>
          </draw:text-box>
        </draw:frame>
        <draw:frame draw:style-name="gr5" draw:text-style-name="P6" draw:layer="layout" svg:width="2.33cm" svg:height="0.39cm" svg:x="1.164cm" svg:y="16.129cm">
          <draw:text-box>
            <text:p text:style-name="P4"><text:span text:style-name="T3">Slovenský jazyk</text:span></text:p>
          </draw:text-box>
        </draw:frame>
        <draw:polygon draw:style-name="gr1" draw:text-style-name="P1" draw:layer="layout" svg:width="0.893cm" svg:height="0.176cm" svg:x="1.164cm" svg:y="16.67cm" svg:viewBox="0 0 894 177" draw:points="0,0 894,0 894,177 0,177">
          <text:p/>
        </draw:polygon>
        <draw:polygon draw:style-name="gr1" draw:text-style-name="P1" draw:layer="layout" svg:width="0.894cm" svg:height="0.176cm" svg:x="2.163cm" svg:y="16.67cm" svg:viewBox="0 0 895 177" draw:points="0,0 895,0 895,177 0,177">
          <text:p/>
        </draw:polygon>
        <draw:polygon draw:style-name="gr1" draw:text-style-name="P1" draw:layer="layout" svg:width="0.893cm" svg:height="0.176cm" svg:x="3.163cm" svg:y="16.67cm" svg:viewBox="0 0 894 177" draw:points="0,0 894,0 894,177 0,177">
          <text:p/>
        </draw:polygon>
        <draw:polygon draw:style-name="gr1" draw:text-style-name="P1" draw:layer="layout" svg:width="0.894cm" svg:height="0.176cm" svg:x="4.162cm" svg:y="16.67cm" svg:viewBox="0 0 895 177" draw:points="0,0 895,0 895,177 0,177">
          <text:p/>
        </draw:polygon>
        <draw:polygon draw:style-name="gr1" draw:text-style-name="P1" draw:layer="layout" svg:width="0.894cm" svg:height="0.176cm" svg:x="5.162cm" svg:y="16.67cm" svg:viewBox="0 0 895 177" draw:points="0,0 895,0 895,177 0,177">
          <text:p/>
        </draw:polygon>
        <draw:polygon draw:style-name="gr1" draw:text-style-name="P1" draw:layer="layout" svg:width="0.894cm" svg:height="0.176cm" svg:x="6.161cm" svg:y="16.67cm" svg:viewBox="0 0 895 177" draw:points="0,0 895,0 895,177 0,177">
          <text:p/>
        </draw:polygon>
        <draw:frame draw:style-name="gr5" draw:text-style-name="P6" draw:layer="layout" svg:width="2.351cm" svg:height="0.412cm" svg:x="3.662cm" svg:y="16.116cm">
          <draw:text-box>
            <text:p text:style-name="P4"><text:span text:style-name="T2"><text:s/></text:span><text:span text:style-name="T2">- Expert (C2)</text:span></text:p>
          </draw:text-box>
        </draw:frame>
        <draw:frame draw:style-name="gr5" draw:text-style-name="P6" draw:layer="layout" svg:width="2.212cm" svg:height="0.39cm" svg:x="1.164cm" svg:y="17.212cm">
          <draw:text-box>
            <text:p text:style-name="P4"><text:span text:style-name="T3">Nemecký jazyk</text:span></text:p>
          </draw:text-box>
        </draw:frame>
        <draw:frame draw:style-name="gr5" draw:text-style-name="P6" draw:layer="layout" svg:width="3.372cm" svg:height="0.412cm" svg:x="3.541cm" svg:y="17.199cm">
          <draw:text-box>
            <text:p text:style-name="P4"><text:span text:style-name="T2"><text:s/></text:span><text:span text:style-name="T2">- Mierne pokročilý </text:span></text:p>
          </draw:text-box>
        </draw:frame>
        <draw:polygon draw:style-name="gr1" draw:text-style-name="P1" draw:layer="layout" svg:width="0.893cm" svg:height="0.176cm" svg:x="1.164cm" svg:y="18.167cm" svg:viewBox="0 0 894 177" draw:points="0,0 894,0 894,177 0,177">
          <text:p/>
        </draw:polygon>
        <draw:polygon draw:style-name="gr1" draw:text-style-name="P1" draw:layer="layout" svg:width="0.894cm" svg:height="0.176cm" svg:x="2.163cm" svg:y="18.167cm" svg:viewBox="0 0 895 177" draw:points="0,0 895,0 895,177 0,177">
          <text:p/>
        </draw:polygon>
        <draw:polygon draw:style-name="gr1" draw:text-style-name="P1" draw:layer="layout" svg:width="0.893cm" svg:height="0.176cm" svg:x="3.163cm" svg:y="18.167cm" svg:viewBox="0 0 894 177" draw:points="0,0 894,0 894,177 0,177">
          <text:p/>
        </draw:polygon>
        <draw:polygon draw:style-name="gr6" draw:text-style-name="P7" draw:layer="layout" svg:width="0.894cm" svg:height="0.176cm" svg:x="4.162cm" svg:y="18.167cm" svg:viewBox="0 0 895 177" draw:points="0,0 895,0 895,177 0,177">
          <text:p/>
        </draw:polygon>
        <draw:polygon draw:style-name="gr6" draw:text-style-name="P7" draw:layer="layout" svg:width="0.894cm" svg:height="0.176cm" svg:x="5.162cm" svg:y="18.167cm" svg:viewBox="0 0 895 177" draw:points="0,0 895,0 895,177 0,177">
          <text:p/>
        </draw:polygon>
        <draw:polygon draw:style-name="gr6" draw:text-style-name="P7" draw:layer="layout" svg:width="0.894cm" svg:height="0.176cm" svg:x="6.161cm" svg:y="18.167cm" svg:viewBox="0 0 895 177" draw:points="0,0 895,0 895,177 0,177">
          <text:p/>
        </draw:polygon>
        <draw:frame draw:style-name="gr5" draw:text-style-name="P6" draw:layer="layout" svg:width="0.739cm" svg:height="0.412cm" svg:x="1.164cm" svg:y="17.613cm">
          <draw:text-box>
            <text:p text:style-name="P4"><text:span text:style-name="T2">(B1)</text:span></text:p>
          </draw:text-box>
        </draw:frame>
        <draw:frame draw:style-name="gr5" draw:text-style-name="P6" draw:layer="layout" svg:width="2.174cm" svg:height="0.39cm" svg:x="1.164cm" svg:y="18.709cm">
          <draw:text-box>
            <text:p text:style-name="P4"><text:span text:style-name="T3">Anglický jazyk</text:span></text:p>
          </draw:text-box>
        </draw:frame>
        <draw:polygon draw:style-name="gr1" draw:text-style-name="P1" draw:layer="layout" svg:width="0.893cm" svg:height="0.177cm" svg:x="1.164cm" svg:y="19.25cm" svg:viewBox="0 0 894 178" draw:points="0,0 894,0 894,178 0,178">
          <text:p/>
        </draw:polygon>
        <draw:polygon draw:style-name="gr1" draw:text-style-name="P1" draw:layer="layout" svg:width="0.894cm" svg:height="0.177cm" svg:x="2.163cm" svg:y="19.25cm" svg:viewBox="0 0 895 178" draw:points="0,0 895,0 895,178 0,178">
          <text:p/>
        </draw:polygon>
        <draw:polygon draw:style-name="gr6" draw:text-style-name="P7" draw:layer="layout" svg:width="0.893cm" svg:height="0.177cm" svg:x="3.163cm" svg:y="19.25cm" svg:viewBox="0 0 894 178" draw:points="0,0 894,0 894,178 0,178">
          <text:p/>
        </draw:polygon>
        <draw:polygon draw:style-name="gr6" draw:text-style-name="P7" draw:layer="layout" svg:width="0.894cm" svg:height="0.177cm" svg:x="4.162cm" svg:y="19.25cm" svg:viewBox="0 0 895 178" draw:points="0,0 895,0 895,178 0,178">
          <text:p/>
        </draw:polygon>
        <draw:polygon draw:style-name="gr6" draw:text-style-name="P7" draw:layer="layout" svg:width="0.894cm" svg:height="0.177cm" svg:x="5.162cm" svg:y="19.25cm" svg:viewBox="0 0 895 178" draw:points="0,0 895,0 895,178 0,178">
          <text:p/>
        </draw:polygon>
        <draw:polygon draw:style-name="gr6" draw:text-style-name="P7" draw:layer="layout" svg:width="0.894cm" svg:height="0.177cm" svg:x="6.161cm" svg:y="19.25cm" svg:viewBox="0 0 895 178" draw:points="0,0 895,0 895,178 0,178">
          <text:p/>
        </draw:polygon>
        <draw:frame draw:style-name="gr5" draw:text-style-name="P6" draw:layer="layout" svg:width="3.236cm" svg:height="0.412cm" svg:x="3.408cm" svg:y="18.696cm">
          <draw:text-box>
            <text:p text:style-name="P4"><text:span text:style-name="T2"><text:s/></text:span><text:span text:style-name="T2">- Začiatočník (A2)</text:span></text:p>
          </draw:text-box>
        </draw:frame>
        <draw:frame draw:style-name="gr4" draw:text-style-name="P5" draw:layer="layout" svg:width="4.612cm" svg:height="0.412cm" svg:x="1.164cm" svg:y="20.323cm">
          <draw:text-box>
            <text:p text:style-name="P4"><text:span text:style-name="T1">ZÁUJMY ALEBO KONÍČKY</text:span></text:p>
          </draw:text-box>
        </draw:frame>
        <draw:frame draw:style-name="gr4" draw:text-style-name="P5" draw:layer="layout" svg:width="3.698cm" svg:height="0.412cm" svg:x="1.164cm" svg:y="23.645cm">
          <draw:text-box>
            <text:p text:style-name="P4"><text:span text:style-name="T1">VODIČSKÝ PREUKAZ</text:span></text:p>
          </draw:text-box>
        </draw:frame>
        <draw:frame draw:style-name="gr5" draw:text-style-name="P6" draw:layer="layout" svg:width="0.352cm" svg:height="0.412cm" svg:x="1.164cm" svg:y="24.242cm">
          <draw:text-box>
            <text:p text:style-name="P4"><text:span text:style-name="T2">B</text:span></text:p>
          </draw:text-box>
        </draw:frame>
        <draw:frame draw:style-name="gr4" draw:text-style-name="P5" draw:layer="layout" svg:width="4.76cm" svg:height="0.412cm" svg:x="1.164cm" svg:y="25.728cm">
          <draw:text-box>
            <text:p text:style-name="P4"><text:span text:style-name="T1">DOPLŇUJÚCE INFORMÁCIE</text:span></text:p>
          </draw:text-box>
        </draw:frame>
        <draw:frame draw:style-name="gr5" draw:text-style-name="P6" draw:layer="layout" svg:width="0.633cm" svg:height="0.412cm" svg:x="1.164cm" svg:y="26.324cm">
          <draw:text-box>
            <text:p text:style-name="P4"><text:span text:style-name="T2">Me </text:span></text:p>
          </draw:text-box>
        </draw:frame>
        <draw:frame draw:style-name="gr5" draw:text-style-name="P6" draw:layer="layout" svg:width="0.616cm" svg:height="0.412cm" svg:x="1.164cm" svg:y="27.151cm">
          <draw:text-box>
            <text:p text:style-name="P4"><text:span text:style-name="T2">t <text:s/>:)</text:span></text:p>
          </draw:text-box>
        </draw:frame>
        <draw:frame draw:style-name="gr7" draw:text-style-name="P8" draw:layer="layout" svg:width="0.98cm" svg:height="0.784cm" svg:x="8.418cm" svg:y="1.613cm">
          <draw:text-box>
            <text:p text:style-name="P4"><text:span text:style-name="T4">test</text:span></text:p>
          </draw:text-box>
        </draw:frame>
        <draw:frame draw:style-name="gr8" draw:text-style-name="P9" draw:layer="layout" svg:width="1.336cm" svg:height="0.547cm" svg:x="8.418cm" svg:y="4.373cm">
          <draw:text-box>
            <text:p text:style-name="P4"><text:span text:style-name="T5">O mne</text:span></text:p>
          </draw:text-box>
        </draw:frame>
        <draw:frame draw:style-name="gr5" draw:text-style-name="P6" draw:layer="layout" svg:width="0.352cm" svg:height="0.412cm" svg:x="8.418cm" svg:y="5.392cm">
          <draw:text-box>
            <text:p text:style-name="P4"><text:span text:style-name="T2">i </text:span></text:p>
          </draw:text-box>
        </draw:frame>
        <draw:polygon draw:style-name="gr9" draw:text-style-name="P10" draw:layer="layout" svg:width="11.853cm" svg:height="0.018cm" svg:x="8.418cm" svg:y="7.231cm" svg:viewBox="0 0 11854 19" draw:points="0,0 11854,0 11854,19 0,19">
          <text:p/>
        </draw:polygon>
        <draw:frame draw:style-name="gr10" draw:text-style-name="P11" draw:layer="layout" svg:width="1.975cm" svg:height="5.756cm" svg:x="8.418cm" svg:y="8.344cm">
          <draw:text-box>
            <text:p text:style-name="P4"><text:span text:style-name="T5">Pracovné </text:span></text:p>
          </draw:text-box>
        </draw:frame>
        <draw:frame draw:style-name="gr5" draw:text-style-name="P6" draw:layer="layout" svg:width="0.489cm" svg:height="0.412cm" svg:x="9.737cm" svg:y="15.388cm">
          <draw:text-box>
            <text:p text:style-name="P4"><text:span text:style-name="T2">N0</text:span></text:p>
          </draw:text-box>
        </draw:frame>
        <draw:frame draw:style-name="gr5" draw:text-style-name="P6" draw:layer="layout" svg:width="2.618cm" svg:height="0.39cm" svg:x="12.635cm" svg:y="8.829cm">
          <draw:text-box>
            <text:p text:style-name="P4"><text:span text:style-name="T3">Asistentka predaja</text:span></text:p>
          </draw:text-box>
        </draw:frame>
        <draw:frame draw:style-name="gr5" draw:text-style-name="P6" draw:layer="layout" svg:width="2.584cm" svg:height="0.412cm" svg:x="12.5cm" svg:y="14.6cm">
          <draw:text-box>
            <text:p text:style-name="P4"><text:span text:style-name="T2">nská republika</text:span></text:p>
          </draw:text-box>
        </draw:frame>
        <draw:frame draw:style-name="gr5" draw:text-style-name="P6" draw:layer="layout" svg:width="0.789cm" svg:height="0.412cm" svg:x="8.418cm" svg:y="10.172cm">
          <draw:text-box>
            <text:p text:style-name="P4"><text:span text:style-name="T2">20K </text:span></text:p>
          </draw:text-box>
        </draw:frame>
        <draw:frame draw:style-name="gr5" draw:text-style-name="P6" draw:layer="layout" svg:width="2.618cm" svg:height="0.39cm" svg:x="12.635cm" svg:y="10.185cm">
          <draw:text-box>
            <text:p text:style-name="P4"><text:span text:style-name="T3">Asistentka predaja</text:span></text:p>
          </draw:text-box>
        </draw:frame>
        <draw:frame draw:style-name="gr5" draw:text-style-name="P6" draw:layer="layout" svg:width="0.531cm" svg:height="0.412cm" svg:x="10.393cm" svg:y="15.488cm">
          <draw:text-box>
            <text:p text:style-name="P4"><text:span text:style-name="T2"><text:s/></text:span><text:span text:style-name="T2">ka</text:span></text:p>
          </draw:text-box>
        </draw:frame>
        <draw:frame draw:style-name="gr5" draw:text-style-name="P6" draw:layer="layout" svg:width="3.609cm" svg:height="0.412cm" svg:x="8.418cm" svg:y="11.528cm">
          <draw:text-box>
            <text:p text:style-name="P4"><text:span text:style-name="T2">JÚN 2011 - JÚN 2019</text:span></text:p>
          </draw:text-box>
        </draw:frame>
        <draw:frame draw:style-name="gr5" draw:text-style-name="P6" draw:layer="layout" svg:width="2.618cm" svg:height="0.39cm" svg:x="12.635cm" svg:y="11.541cm">
          <draw:text-box>
            <text:p text:style-name="P4"><text:span text:style-name="T3">Asistentka predaja</text:span></text:p>
          </draw:text-box>
        </draw:frame>
        <draw:frame draw:style-name="gr5" draw:text-style-name="P6" draw:layer="layout" svg:width="0.645cm" svg:height="0.412cm" svg:x="12.635cm" svg:y="11.941cm">
          <draw:text-box>
            <text:p text:style-name="P4"><text:span text:style-name="T2">ov, </text:span></text:p>
          </draw:text-box>
        </draw:frame>
        <draw:polygon draw:style-name="gr9" draw:text-style-name="P10" draw:layer="layout" svg:width="11.853cm" svg:height="0.017cm" svg:x="8.418cm" svg:y="13.368cm" svg:viewBox="0 0 11854 18" draw:points="0,0 11854,0 11854,18 0,18">
          <text:p/>
        </draw:polygon>
        <draw:frame draw:style-name="gr8" draw:text-style-name="P9" draw:layer="layout" svg:width="2.017cm" svg:height="0.547cm" svg:x="8.418cm" svg:y="13.933cm">
          <draw:text-box>
            <text:p text:style-name="P4"><text:span text:style-name="T5">Vzdelanie</text:span></text:p>
          </draw:text-box>
        </draw:frame>
        <draw:frame draw:style-name="gr5" draw:text-style-name="P6" draw:layer="layout" svg:width="1.115cm" svg:height="0.412cm" svg:x="8.418cm" svg:y="14.952cm">
          <draw:text-box>
            <text:p text:style-name="P4"><text:span text:style-name="T2">SEP <text:s/>-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Medium1" svg:font-family="RobotoMedium"/>
    <style:font-face style:name="Robotoular1" svg:font-family="Robotoular"/>
    <style:font-face style:name="RobotoMedium" svg:font-family="RobotoMedium" style:font-pitch="variable"/>
    <style:font-face style:name="Robotoular" svg:font-family="Robotoular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0" draw:border="0%"/>
    <draw:gradient draw:name="Vyplnené_20_modré" draw:display-name="Vyplnené modré" draw:style="linear" draw:start-color="#729fcf" draw:end-color="#355269" draw:start-intensity="100%" draw:end-intensity="100%" draw:angle="300" draw:border="0%"/>
    <draw:gradient draw:name="Vyplnené_20_zelené" draw:display-name="Vyplnené zelené" draw:style="linear" draw:start-color="#77bc65" draw:end-color="#127622" draw:start-intensity="100%" draw:end-intensity="100%" draw:angle="300" draw:border="0%"/>
    <draw:gradient draw:name="Vyplnené_20_červené" draw:display-name="Vyplnené červené" draw:style="linear" draw:start-color="#ff6d6d" draw:end-color="#c9211e" draw:start-intensity="100%" draw:end-intensity="100%" draw:angle="300" draw:border="0%"/>
    <draw:gradient draw:name="Vyplnené_20_žlté" draw:display-name="Vyplnené žlté" draw:style="linear" draw:start-color="#ffde59" draw:end-color="#b47804" draw:start-intensity="100%" draw:end-intensity="100%" draw:angle="300" draw:border="0%"/>
    <draw:gradient draw:name="Útvary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1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7-27T13:57:34.428000000</dc:date>
    <meta:editing-duration>PT4M13S</meta:editing-duration>
    <meta:editing-cycles>1</meta:editing-cycles>
    <meta:document-statistic meta:object-count="67"/>
    <meta:generator>Neat_Office/6.2.8.2$Windows_x86 LibreOffice_project/</meta:generator>
  </office:meta>
</office:document-meta>
</file>